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versionUtils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sionUtils.toCalendar( Date date , Locale loca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onversionUtils.getNumberStyleAsInt( String styl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ConversionUtils.toNumber( String value , String format , Locale local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nversionUtils.toDate( Object obj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onversionUtils.toURL( String value , Object call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ConversionUtils.getDateFormat( int dateStyle , int timeStyle , Locale locale , TimeZone timezon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ConversionUtils.toURL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sionUtils.getDateFormat( String dateStyle , String timeStyle , Locale locale ,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versionUtils.toNumber( Object value , String format , Locale loca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versionUtils.toDate( Object obj , String format , Locale locale , TimeZone timezon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versionUtils.toLocale( String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nversionUtils.toNumber( Object obj , boolean handleString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onversionUtils.getDateStyleAsInt( String styl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ConversionUtils.getNumberFormat( int numberStyle , Locale local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ConversionUtils.Conversion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nversionUtils.getDateFormat( String format , Locale locale , TimeZone timezon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ConversionUtils.toDate( String str , String format , Locale locale , TimeZone timezon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versionUtils.toNumber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sionUtils.getNumberFormat( String format , Locale loca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